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86cm" fo:margin-left="0.037cm" table:align="left"/>
    </style:style>
    <style:style style:name="Table2.A" style:family="table-column">
      <style:table-column-properties style:column-width="16.986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6.986cm" fo:margin-left="0.011cm" table:align="left"/>
    </style:style>
    <style:style style:name="Table4.A" style:family="table-column">
      <style:table-column-properties style:column-width="8.493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3" style:family="paragraph" style:parent-style-name="Table_20_Contents">
      <style:paragraph-properties fo:text-align="start" style:justify-single-word="false"/>
      <style:text-properties officeooo:rsid="001502b5" officeooo:paragraph-rsid="002817ab"/>
    </style:style>
    <style:style style:name="P4" style:family="paragraph" style:parent-style-name="Table_20_Contents">
      <style:paragraph-properties fo:text-align="start" style:justify-single-word="false"/>
      <style:text-properties officeooo:rsid="001c6799" officeooo:paragraph-rsid="002817ab"/>
    </style:style>
    <style:style style:name="P5" style:family="paragraph" style:parent-style-name="Table_20_Contents">
      <style:paragraph-properties fo:text-align="start" style:justify-single-word="false"/>
      <style:text-properties officeooo:rsid="001d78a9" officeooo:paragraph-rsid="002817ab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8" style:family="paragraph" style:parent-style-name="Text_20_body">
      <style:text-properties officeooo:rsid="00090ecc" officeooo:paragraph-rsid="00090ecc"/>
    </style:style>
    <style:style style:name="P9" style:family="paragraph" style:parent-style-name="Text_20_body">
      <style:text-properties officeooo:rsid="00090ecc"/>
    </style:style>
    <style:style style:name="P10" style:family="paragraph" style:parent-style-name="Table_20_Contents">
      <style:paragraph-properties fo:text-align="start" style:justify-single-word="false"/>
      <style:text-properties officeooo:rsid="0020cdfc" officeooo:paragraph-rsid="002817ab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4a560" officeooo:paragraph-rsid="001cad7b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cad7b" officeooo:paragraph-rsid="001cad7b"/>
    </style:style>
    <style:style style:name="P13" style:family="paragraph" style:parent-style-name="Table_20_Contents">
      <style:text-properties officeooo:rsid="001f616b" officeooo:paragraph-rsid="001f616b"/>
    </style:style>
    <style:style style:name="P14" style:family="paragraph" style:parent-style-name="Table_20_Contents">
      <style:paragraph-properties fo:text-align="start" style:justify-single-word="false"/>
      <style:text-properties officeooo:rsid="0012e636" officeooo:paragraph-rsid="002817ab"/>
    </style:style>
    <style:style style:name="P15" style:family="paragraph" style:parent-style-name="Table_20_Contents">
      <style:text-properties officeooo:rsid="0026371c" officeooo:paragraph-rsid="0026371c"/>
    </style:style>
    <style:style style:name="P16" style:family="paragraph" style:parent-style-name="Table_20_Contents">
      <style:text-properties officeooo:rsid="0026371c" officeooo:paragraph-rsid="002817ab"/>
    </style:style>
    <style:style style:name="P17" style:family="paragraph" style:parent-style-name="Table_20_Contents">
      <style:paragraph-properties fo:text-align="start" style:justify-single-word="false"/>
      <style:text-properties officeooo:rsid="0026371c" officeooo:paragraph-rsid="002817ab"/>
    </style:style>
    <style:style style:name="P18" style:family="paragraph" style:parent-style-name="Table_20_Contents">
      <style:paragraph-properties fo:text-align="start" style:justify-single-word="false"/>
      <style:text-properties officeooo:rsid="00274a4c" officeooo:paragraph-rsid="002817ab"/>
    </style:style>
    <style:style style:name="P19" style:family="paragraph" style:parent-style-name="Table_20_Contents">
      <style:text-properties officeooo:rsid="00274a4c" officeooo:paragraph-rsid="002817ab"/>
    </style:style>
    <style:style style:name="P20" style:family="paragraph" style:parent-style-name="Table_20_Contents">
      <style:text-properties officeooo:rsid="002817ab" officeooo:paragraph-rsid="002817ab"/>
    </style:style>
    <style:style style:name="P21" style:family="paragraph" style:parent-style-name="Table_20_Contents">
      <style:paragraph-properties fo:text-align="start" style:justify-single-word="false"/>
      <style:text-properties officeooo:rsid="002817ab" officeooo:paragraph-rsid="002817ab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1d78a9"/>
    </style:style>
    <style:style style:name="T4" style:family="text">
      <style:text-properties officeooo:rsid="000507e6"/>
    </style:style>
    <style:style style:name="T5" style:family="text">
      <style:text-properties officeooo:rsid="0024a560"/>
    </style:style>
    <style:style style:name="T6" style:family="text">
      <style:text-properties officeooo:rsid="0026371c"/>
    </style:style>
    <style:style style:name="T7" style:family="text">
      <style:text-properties officeooo:rsid="002817ab"/>
    </style:style>
    <style:style style:name="T8" style:family="text">
      <style:text-properties officeooo:rsid="0012e636"/>
    </style:style>
    <style:style style:name="T9" style:family="text">
      <style:text-properties officeooo:rsid="00293c55"/>
    </style:style>
    <style:style style:name="T10" style:family="text">
      <style:text-properties officeooo:rsid="002a3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6">DERBYSHIRE SENIOR CUP </text:p>
            <text:p text:style-name="P6"/>
            <text:p text:style-name="P7">FIRST ROUND </text:p>
            <text:p text:style-name="P12"><text:span text:style-name="T6">Saturday</text:span><text:span text:style-name="T5"> December </text:span><text:span text:style-name="T6">7</text:span><text:span text:style-name="T3">th</text:span> 19<text:span text:style-name="T6">68</text:span></text:p>
            <text:p text:style-name="P11"/>
            <text:p text:style-name="P2">Kick Off <text:s/><text:span text:style-name="T6">2.30</text:span></text:p>
          </table:table-cell>
        </table:table-row>
      </table:table>
      <text:p text:style-name="P9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7">CRESWELL COLLIERY</text:p>
            <text:p text:style-name="P21">East Midlands Regional League Premier</text:p>
            <text:p text:style-name="P20"/>
            <text:p text:style-name="P20"/>
            <text:p text:style-name="P20"/>
            <text:p text:style-name="P20">Shirts <text:s/>:</text:p>
            <text:p text:style-name="P20">Shorts :</text:p>
            <text:p text:style-name="P13"/>
            <text:p text:style-name="P15">Richardson <text:s text:c="2"/>GK</text:p>
            <text:p text:style-name="P15"><text:span text:style-name="T10">John </text:span>Rose</text:p>
            <text:p text:style-name="P15">Hardwick</text:p>
            <text:p text:style-name="P15">Townsend</text:p>
            <text:p text:style-name="P15">Hadley</text:p>
            <text:p text:style-name="P15"><text:span text:style-name="T10">M </text:span>Packham</text:p>
            <text:p text:style-name="P15"><text:span text:style-name="T9">J </text:span>Egle</text:p>
            <text:p text:style-name="P15">Tony Coleman</text:p>
            <text:p text:style-name="P15">Smith</text:p>
            <text:p text:style-name="P15">Frank Coleman</text:p>
            <text:p text:style-name="P15"><text:span text:style-name="T10">R </text:span>Bailey</text:p>
            <text:p text:style-name="P15"/>
            <text:p text:style-name="P15">SUBSTITUTES</text:p>
            <text:p text:style-name="P16">Bellamy</text:p>
            <text:p text:style-name="P16"/>
            <text:p text:style-name="P16"/>
            <text:p text:style-name="P16"><text:span text:style-name="T8">M</text:span><text:span text:style-name="T1">anager</text:span></text:p>
            <text:p text:style-name="P19"/>
            <text:p text:style-name="P19"/>
            <text:p text:style-name="P3">Referee</text:p>
            <text:p text:style-name="P4">M<text:span text:style-name="T2">r </text:span><text:span text:style-name="T4"><text:s/></text:span><text:span text:style-name="T6">M B Huggins (Belper)</text:span></text:p>
            <text:p text:style-name="P4"/>
            <text:p text:style-name="P5">Half Time <text:s text:c="3"/><text:span text:style-name="T6">1-0</text:span></text:p>
            <text:p text:style-name="P5"/>
            <text:p text:style-name="P16">Frank Coleman <text:s text:c="3"/>(penalty)</text:p>
            <text:p text:style-name="P16">Smith</text:p>
          </table:table-cell>
          <table:table-cell table:style-name="Table4.A1" office:value-type="string">
            <text:p text:style-name="P17">GRESLEY ROVERS</text:p>
            <text:p text:style-name="P21">East Midlands Regional League Premier</text:p>
            <text:p text:style-name="P20"/>
            <text:p text:style-name="P20"/>
            <text:p text:style-name="P20"/>
            <text:p text:style-name="P20">Shirts <text:s/>:</text:p>
            <text:p text:style-name="P20">Shorts :</text:p>
            <text:p text:style-name="P13"/>
            <text:p text:style-name="P15">Peter Hall <text:s text:c="2"/>GK</text:p>
            <text:p text:style-name="P15">John Carter</text:p>
            <text:p text:style-name="P15">Brian Dadge</text:p>
            <text:p text:style-name="P15">Barry Fitchett</text:p>
            <text:p text:style-name="P15">Denis King</text:p>
            <text:p text:style-name="P15">Tony Greaves</text:p>
            <text:p text:style-name="P15">Keith Mitchell</text:p>
            <text:p text:style-name="P15">Gordon Duggins</text:p>
            <text:p text:style-name="P15">Graham Greenfield</text:p>
            <text:p text:style-name="P15"><text:span text:style-name="T7">Robert</text:span> Liddle</text:p>
            <text:p text:style-name="P15">Keith Fairbrother</text:p>
            <text:p text:style-name="P15"/>
            <text:p text:style-name="P15">SUBSTITUTES</text:p>
            <text:p text:style-name="P15">John Boulton <text:s/>(for Fairbrother)</text:p>
            <text:p text:style-name="P15"/>
            <text:p text:style-name="P15"/>
            <text:p text:style-name="P14">M<text:span text:style-name="T1">anager</text:span></text:p>
            <text:p text:style-name="P18">Sol Glascoe</text:p>
            <text:p text:style-name="P18"/>
            <text:p text:style-name="P10">Linesmen</text:p>
            <text:p text:style-name="P10"/>
            <text:p text:style-name="P10"/>
            <text:p text:style-name="P3">Attendance <text:s/></text:p>
            <text:p text:style-name="P3"/>
            <text:p text:style-name="P16">35 min <text:s text:c="26"/>1-0</text:p>
            <text:p text:style-name="P16">60 min <text:s text:c="26"/>2-0</text:p>
          </table:table-cell>
        </table:table-row>
      </table:table>
      <text:p text:style-name="P8"/>
      <text:p text:style-name="Standard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14T10:27:12.257000000</dc:date>
    <meta:editing-duration>PT13H39M</meta:editing-duration>
    <meta:editing-cycles>39</meta:editing-cycles>
    <meta:generator>Coolle_Office_for_Docs_and_Sheet/7.4.2.3$Windows_X86_64 LibreOffice_project/</meta:generator>
    <meta:document-statistic meta:table-count="2" meta:image-count="0" meta:object-count="0" meta:page-count="1" meta:paragraph-count="50" meta:word-count="107" meta:character-count="715" meta:non-whitespace-character-count="587"/>
  </office:meta>
</office:document-meta>
</file>